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Calibri1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1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36.295cm" svg:y="0.076cm">
            <draw:object draw:notify-on-update-of-ranges="Hoja1.D4:Hoja1.D13 Hoja1.F4:Hoja1.F13 Hoja1.I4:Hoja1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1cm" svg:y="10.401cm">
            <draw:object draw:notify-on-update-of-ranges="Hoja1.D14:Hoja1.D23 Hoja1.F14:Hoja1.F23 Hoja1.I14:Hoja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716cm" svg:y="21.01cm">
            <draw:object draw:notify-on-update-of-ranges="Hoja1.D24:Hoja1.D33 Hoja1.F24:Hoja1.F33 Hoja1.I24:Hoja1.I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.715cm" svg:y="21.379cm">
            <draw:object draw:notify-on-update-of-ranges="Hoja1.G4:Hoja1.G33 Hoja1.J4:Hoja1.J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number-columns-repeated="4" table:default-cell-style-name="Default"/>
        <table:table-column table:style-name="co2" table:default-cell-style-name="ce24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/>
          <table:table-cell/>
          <table:table-cell table:style-name="ce6" table:number-columns-repeated="2"/>
          <table:table-cell table:number-columns-repeated="2"/>
          <table:table-cell table:style-name="Default"/>
          <table:table-cell table:number-columns-repeated="7"/>
          <table:table-cell table:style-name="ce21" table:number-columns-repeated="2"/>
        </table:table-row>
        <table:table-row table:style-name="ro2">
          <table:table-cell table:style-name="ce3" office:value-type="string" calcext:value-type="string">
            <text:p>Cas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Mejor coste</text:p>
          </table:table-cell>
          <table:table-cell/>
          <table:table-cell table:style-name="ce20" office:value-type="string" calcext:value-type="string">
            <text:p>Greedy</text:p>
          </table:table-cell>
          <table:table-cell table:style-name="ce20" office:value-type="string" calcext:value-type="string">
            <text:p>Desv. Greedy</text:p>
          </table:table-cell>
          <table:table-cell table:style-name="ce20" office:value-type="string" calcext:value-type="string">
            <text:p>Tiempo Greedy</text:p>
          </table:table-cell>
          <table:table-cell table:style-name="ce20" office:value-type="string" calcext:value-type="string">
            <text:p>BL</text:p>
          </table:table-cell>
          <table:table-cell table:style-name="ce20" office:value-type="string" calcext:value-type="string">
            <text:p>Desv. BL</text:p>
          </table:table-cell>
          <table:table-cell table:style-name="ce20" office:value-type="string" calcext:value-type="string">
            <text:p>Tiempo BL </text:p>
          </table:table-cell>
          <table:table-cell table:style-name="ce21" table:number-columns-repeated="2"/>
          <table:table-cell table:style-name="ce30"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KD-c_11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587.12891" calcext:value-type="float">
            <text:p>19587,12891</text:p>
          </table:table-cell>
          <table:table-cell/>
          <table:table-cell table:style-name="ce21" office:value-type="float" office:value="19583.9" calcext:value-type="float">
            <text:p>19583,9</text:p>
          </table:table-cell>
          <table:table-cell office:value-type="float" office:value="0.02" calcext:value-type="float">
            <text:p>0,02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579" calcext:value-type="float">
            <text:p>19579</text:p>
          </table:table-cell>
          <table:table-cell table:style-name="ce24" office:value-type="float" office:value="0.04" calcext:value-type="float">
            <text:p>0,0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8" office:value-type="string" calcext:value-type="string">
            <text:p>Desv. Greedy</text:p>
          </table:table-cell>
          <table:table-cell table:style-name="ce21" table:formula="of:=SUM([.G14:.G33])/30" office:value-type="float" office:value="1.358" calcext:value-type="float">
            <text:p>1,35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KD-c_12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60.23633" calcext:value-type="float">
            <text:p>19360,23633</text:p>
          </table:table-cell>
          <table:table-cell/>
          <table:table-cell table:style-name="ce21" office:value-type="float" office:value="19349.2" calcext:value-type="float">
            <text:p>19349,2</text:p>
          </table:table-cell>
          <table:table-cell office:value-type="float" office:value="0.06" calcext:value-type="float">
            <text:p>0,06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355.6" calcext:value-type="float">
            <text:p>19355,6</text:p>
          </table:table-cell>
          <table:table-cell table:style-name="ce24" office:value-type="float" office:value="0.02" calcext:value-type="float">
            <text:p>0,02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/>
          <table:table-cell table:style-name="ce28" office:value-type="string" calcext:value-type="string">
            <text:p>Desv. BL</text:p>
          </table:table-cell>
          <table:table-cell table:style-name="ce21" table:formula="of:=SUM([.J4:.J33])/30" office:value-type="float" office:value="1.07166666666667" calcext:value-type="float">
            <text:p>1,0716666666666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KD-c_13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66.69922" calcext:value-type="float">
            <text:p>19366,69922</text:p>
          </table:table-cell>
          <table:table-cell/>
          <table:table-cell table:style-name="ce21" office:value-type="float" office:value="19348.8" calcext:value-type="float">
            <text:p>19348,8</text:p>
          </table:table-cell>
          <table:table-cell office:value-type="float" office:value="0.09" calcext:value-type="float">
            <text:p>0,09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359.7" calcext:value-type="float">
            <text:p>19359,7</text:p>
          </table:table-cell>
          <table:table-cell table:style-name="ce24" office:value-type="float" office:value="0.04" calcext:value-type="float">
            <text:p>0,04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/>
          <table:table-cell table:style-name="ce28" office:value-type="string" calcext:value-type="string">
            <text:p>Tiempo Greedy</text:p>
          </table:table-cell>
          <table:table-cell table:style-name="ce21" table:formula="of:=SUM([.H4:.H33])/30" office:value-type="float" office:value="0.460666666666667" calcext:value-type="float">
            <text:p>0,46066666666666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KD-c_14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58.56641" calcext:value-type="float">
            <text:p>19458,56641</text:p>
          </table:table-cell>
          <table:table-cell/>
          <table:table-cell table:style-name="ce21" office:value-type="float" office:value="19458.4" calcext:value-type="float">
            <text:p>19458,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458.5" calcext:value-type="float">
            <text:p>19458,5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8" office:value-type="string" calcext:value-type="string">
            <text:p>Tiempo BL</text:p>
          </table:table-cell>
          <table:table-cell table:style-name="ce21" table:formula="of:=SUM([.K4:.K33])/30" office:value-type="float" office:value="0.497" calcext:value-type="float">
            <text:p>0,49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KD-c_15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22.15039" calcext:value-type="float">
            <text:p>19422,15039</text:p>
          </table:table-cell>
          <table:table-cell/>
          <table:table-cell table:style-name="ce21" office:value-type="float" office:value="19429.3" calcext:value-type="float">
            <text:p>19429,3</text:p>
          </table:table-cell>
          <table:table-cell office:value-type="float" office:value="0.01" calcext:value-type="float">
            <text:p>0,01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415.9" calcext:value-type="float">
            <text:p>19415,9</text:p>
          </table:table-cell>
          <table:table-cell table:style-name="ce24" office:value-type="float" office:value="0.03" calcext:value-type="float">
            <text:p>0,03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GKD-c_16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680.20898" calcext:value-type="float">
            <text:p>19680,20898</text:p>
          </table:table-cell>
          <table:table-cell/>
          <table:table-cell table:style-name="ce21" office:value-type="float" office:value="19677.3" calcext:value-type="float">
            <text:p>19677,3</text:p>
          </table:table-cell>
          <table:table-cell office:value-type="float" office:value="0.01" calcext:value-type="float">
            <text:p>0,01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677.4" calcext:value-type="float">
            <text:p>19677,4</text:p>
          </table:table-cell>
          <table:table-cell table:style-name="ce24" office:value-type="float" office:value="0.01" calcext:value-type="float">
            <text:p>0,01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GKD-c_17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31.38867" calcext:value-type="float">
            <text:p>19331,38867</text:p>
          </table:table-cell>
          <table:table-cell/>
          <table:table-cell table:style-name="ce21" office:value-type="float" office:value="19331.4" calcext:value-type="float">
            <text:p>19331,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326" calcext:value-type="float">
            <text:p>1932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GKD-c_18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61.39453" calcext:value-type="float">
            <text:p>19461,39453</text:p>
          </table:table-cell>
          <table:table-cell/>
          <table:table-cell table:style-name="ce21" office:value-type="float" office:value="19461.4" calcext:value-type="float">
            <text:p>19461,4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456" calcext:value-type="float">
            <text:p>19456</text:p>
          </table:table-cell>
          <table:table-cell table:style-name="ce24" office:value-type="float" office:value="0.03" calcext:value-type="float">
            <text:p>0,03</text:p>
          </table:table-cell>
          <table:table-cell table:style-name="ce21" office:value-type="string" calcext:value-type="string">
            <text:p>0.0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GKD-c_19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77.32813" calcext:value-type="float">
            <text:p>19477,32813</text:p>
          </table:table-cell>
          <table:table-cell/>
          <table:table-cell table:style-name="ce21" office:value-type="float" office:value="19472.8" calcext:value-type="float">
            <text:p>19472,8</text:p>
          </table:table-cell>
          <table:table-cell office:value-type="float" office:value="0.02" calcext:value-type="float">
            <text:p>0,02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477.3" calcext:value-type="float">
            <text:p>19477,3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GKD-c_20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604.84375" calcext:value-type="float">
            <text:p>19604,84375</text:p>
          </table:table-cell>
          <table:table-cell/>
          <table:table-cell table:style-name="ce21" office:value-type="float" office:value="19604.8" calcext:value-type="float">
            <text:p>19604,8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19596.2" calcext:value-type="float">
            <text:p>19596,2</text:p>
          </table:table-cell>
          <table:table-cell table:style-name="ce24" office:value-type="float" office:value="0.04" calcext:value-type="float">
            <text:p>0,0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1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8030.625" calcext:value-type="float">
            <text:p>778030,625</text:p>
          </table:table-cell>
          <table:table-cell/>
          <table:table-cell table:style-name="ce21" office:value-type="float" office:value="754035" calcext:value-type="float">
            <text:p>754035</text:p>
          </table:table-cell>
          <table:table-cell office:value-type="float" office:value="3.08" calcext:value-type="float">
            <text:p>3,08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54287" calcext:value-type="float">
            <text:p>754287</text:p>
          </table:table-cell>
          <table:table-cell table:style-name="ce24" office:value-type="float" office:value="3.05" calcext:value-type="float">
            <text:p>3,05</text:p>
          </table:table-cell>
          <table:table-cell table:style-name="ce21" office:value-type="float" office:value="0.16" calcext:value-type="float">
            <text:p>0,16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2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9963.6875" calcext:value-type="float">
            <text:p>779963,6875</text:p>
          </table:table-cell>
          <table:table-cell/>
          <table:table-cell table:style-name="ce21" office:value-type="float" office:value="759843" calcext:value-type="float">
            <text:p>759843</text:p>
          </table:table-cell>
          <table:table-cell office:value-type="float" office:value="2.58" calcext:value-type="float">
            <text:p>2,58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71778" calcext:value-type="float">
            <text:p>771778</text:p>
          </table:table-cell>
          <table:table-cell table:style-name="ce24" office:value-type="float" office:value="1.05" calcext:value-type="float">
            <text:p>1,05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3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6768.4375" calcext:value-type="float">
            <text:p>776768,4375</text:p>
          </table:table-cell>
          <table:table-cell/>
          <table:table-cell table:style-name="ce21" office:value-type="float" office:value="757355" calcext:value-type="float">
            <text:p>757355</text:p>
          </table:table-cell>
          <table:table-cell office:value-type="float" office:value="2.5" calcext:value-type="float">
            <text:p>2,5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60587" calcext:value-type="float">
            <text:p>760587</text:p>
          </table:table-cell>
          <table:table-cell table:style-name="ce24" office:value-type="float" office:value="2.08" calcext:value-type="float">
            <text:p>2,08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4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394.625" calcext:value-type="float">
            <text:p>775394,625</text:p>
          </table:table-cell>
          <table:table-cell/>
          <table:table-cell table:style-name="ce21" office:value-type="float" office:value="763216" calcext:value-type="float">
            <text:p>763216</text:p>
          </table:table-cell>
          <table:table-cell office:value-type="float" office:value="1.57" calcext:value-type="float">
            <text:p>1,57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65833" calcext:value-type="float">
            <text:p>765833</text:p>
          </table:table-cell>
          <table:table-cell table:style-name="ce24" office:value-type="float" office:value="1.23" calcext:value-type="float">
            <text:p>1,23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5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611.0625" calcext:value-type="float">
            <text:p>775611,0625</text:p>
          </table:table-cell>
          <table:table-cell/>
          <table:table-cell table:style-name="ce21" office:value-type="float" office:value="753857" calcext:value-type="float">
            <text:p>753857</text:p>
          </table:table-cell>
          <table:table-cell office:value-type="float" office:value="2.8" calcext:value-type="float">
            <text:p>2,8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53444" calcext:value-type="float">
            <text:p>753444</text:p>
          </table:table-cell>
          <table:table-cell table:style-name="ce24" office:value-type="float" office:value="2.86" calcext:value-type="float">
            <text:p>2,86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6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153.6875" calcext:value-type="float">
            <text:p>775153,6875</text:p>
          </table:table-cell>
          <table:table-cell/>
          <table:table-cell table:style-name="ce21" office:value-type="float" office:value="756626" calcext:value-type="float">
            <text:p>756626</text:p>
          </table:table-cell>
          <table:table-cell office:value-type="float" office:value="2.39" calcext:value-type="float">
            <text:p>2,39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58023" calcext:value-type="float">
            <text:p>758023</text:p>
          </table:table-cell>
          <table:table-cell table:style-name="ce24" office:value-type="float" office:value="2.21" calcext:value-type="float">
            <text:p>2,21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7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7232.875" calcext:value-type="float">
            <text:p>777232,875</text:p>
          </table:table-cell>
          <table:table-cell/>
          <table:table-cell table:style-name="ce21" office:value-type="float" office:value="757362" calcext:value-type="float">
            <text:p>757362</text:p>
          </table:table-cell>
          <table:table-cell office:value-type="float" office:value="2.56" calcext:value-type="float">
            <text:p>2,56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56698" calcext:value-type="float">
            <text:p>756698</text:p>
          </table:table-cell>
          <table:table-cell table:style-name="ce24" office:value-type="float" office:value="2.64" calcext:value-type="float">
            <text:p>2,64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8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9168.75" calcext:value-type="float">
            <text:p>779168,75</text:p>
          </table:table-cell>
          <table:table-cell/>
          <table:table-cell table:style-name="ce21" office:value-type="float" office:value="759994" calcext:value-type="float">
            <text:p>759994</text:p>
          </table:table-cell>
          <table:table-cell office:value-type="float" office:value="2.46" calcext:value-type="float">
            <text:p>2,46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64679" calcext:value-type="float">
            <text:p>764679</text:p>
          </table:table-cell>
          <table:table-cell table:style-name="ce24" office:value-type="float" office:value="1.86" calcext:value-type="float">
            <text:p>1,86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9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4802.1875" calcext:value-type="float">
            <text:p>774802,1875</text:p>
          </table:table-cell>
          <table:table-cell/>
          <table:table-cell table:style-name="ce21" office:value-type="float" office:value="754166" calcext:value-type="float">
            <text:p>754166</text:p>
          </table:table-cell>
          <table:table-cell office:value-type="float" office:value="2.66" calcext:value-type="float">
            <text:p>2,66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63851" calcext:value-type="float">
            <text:p>763851</text:p>
          </table:table-cell>
          <table:table-cell table:style-name="ce24" office:value-type="float" office:value="1.41" calcext:value-type="float">
            <text:p>1,41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b_10_n500_m50</text:p>
          </table:table-cell>
          <table:table-cell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4961.3125" calcext:value-type="float">
            <text:p>774961,3125</text:p>
          </table:table-cell>
          <table:table-cell/>
          <table:table-cell table:style-name="ce21" office:value-type="float" office:value="753517" calcext:value-type="float">
            <text:p>753517</text:p>
          </table:table-cell>
          <table:table-cell office:value-type="float" office:value="2.77" calcext:value-type="float">
            <text:p>2,77</text:p>
          </table:table-cell>
          <table:table-cell table:style-name="ce21" office:value-type="float" office:value="0.01" calcext:value-type="float">
            <text:p>0,01</text:p>
          </table:table-cell>
          <table:table-cell office:value-type="float" office:value="767725" calcext:value-type="float">
            <text:p>767725</text:p>
          </table:table-cell>
          <table:table-cell table:style-name="ce24" office:value-type="float" office:value="0.93" calcext:value-type="float">
            <text:p>0,93</text:p>
          </table:table-cell>
          <table:table-cell table:style-name="ce21" office:value-type="float" office:value="0.13" calcext:value-type="float">
            <text:p>0,1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1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39" calcext:value-type="float">
            <text:p>114139</text:p>
          </table:table-cell>
          <table:table-cell/>
          <table:table-cell table:style-name="ce21" office:value-type="float" office:value="112505" calcext:value-type="float">
            <text:p>112505</text:p>
          </table:table-cell>
          <table:table-cell office:value-type="float" office:value="1.43" calcext:value-type="float">
            <text:p>1,43</text:p>
          </table:table-cell>
          <table:table-cell table:style-name="ce21" office:value-type="float" office:value="1.22" calcext:value-type="float">
            <text:p>1,22</text:p>
          </table:table-cell>
          <table:table-cell office:value-type="float" office:value="112980" calcext:value-type="float">
            <text:p>112980</text:p>
          </table:table-cell>
          <table:table-cell table:style-name="ce24" office:value-type="float" office:value="1.02" calcext:value-type="float">
            <text:p>1,02</text:p>
          </table:table-cell>
          <table:table-cell table:style-name="ce21" office:value-type="float" office:value="1.28" calcext:value-type="float">
            <text:p>1,28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2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092" calcext:value-type="float">
            <text:p>114092</text:p>
          </table:table-cell>
          <table:table-cell/>
          <table:table-cell table:style-name="ce21" office:value-type="float" office:value="112425" calcext:value-type="float">
            <text:p>112425</text:p>
          </table:table-cell>
          <table:table-cell office:value-type="float" office:value="1.46" calcext:value-type="float">
            <text:p>1,46</text:p>
          </table:table-cell>
          <table:table-cell table:style-name="ce21" office:value-type="float" office:value="1.19" calcext:value-type="float">
            <text:p>1,19</text:p>
          </table:table-cell>
          <table:table-cell office:value-type="float" office:value="112882" calcext:value-type="float">
            <text:p>112882</text:p>
          </table:table-cell>
          <table:table-cell table:style-name="ce24" office:value-type="float" office:value="1.06" calcext:value-type="float">
            <text:p>1,06</text:p>
          </table:table-cell>
          <table:table-cell table:style-name="ce21" office:value-type="float" office:value="1.37" calcext:value-type="float">
            <text:p>1,37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3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24" calcext:value-type="float">
            <text:p>114124</text:p>
          </table:table-cell>
          <table:table-cell/>
          <table:table-cell table:style-name="ce21" office:value-type="float" office:value="112375" calcext:value-type="float">
            <text:p>112375</text:p>
          </table:table-cell>
          <table:table-cell office:value-type="float" office:value="1.53" calcext:value-type="float">
            <text:p>1,53</text:p>
          </table:table-cell>
          <table:table-cell table:style-name="ce21" office:value-type="float" office:value="1.18" calcext:value-type="float">
            <text:p>1,18</text:p>
          </table:table-cell>
          <table:table-cell office:value-type="float" office:value="112094" calcext:value-type="float">
            <text:p>112094</text:p>
          </table:table-cell>
          <table:table-cell table:style-name="ce24" office:value-type="float" office:value="1.78" calcext:value-type="float">
            <text:p>1,78</text:p>
          </table:table-cell>
          <table:table-cell table:style-name="ce21" office:value-type="float" office:value="1.42" calcext:value-type="float">
            <text:p>1,42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4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03" calcext:value-type="float">
            <text:p>114203</text:p>
          </table:table-cell>
          <table:table-cell/>
          <table:table-cell table:style-name="ce21" office:value-type="float" office:value="112262" calcext:value-type="float">
            <text:p>112262</text:p>
          </table:table-cell>
          <table:table-cell office:value-type="float" office:value="1.7" calcext:value-type="float">
            <text:p>1,7</text:p>
          </table:table-cell>
          <table:table-cell table:style-name="ce21" office:value-type="float" office:value="1.32" calcext:value-type="float">
            <text:p>1,32</text:p>
          </table:table-cell>
          <table:table-cell office:value-type="float" office:value="112728" calcext:value-type="float">
            <text:p>112728</text:p>
          </table:table-cell>
          <table:table-cell table:style-name="ce24" office:value-type="float" office:value="1.29" calcext:value-type="float">
            <text:p>1,29</text:p>
          </table:table-cell>
          <table:table-cell table:style-name="ce21" office:value-type="float" office:value="1.33" calcext:value-type="float">
            <text:p>1,33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5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80" calcext:value-type="float">
            <text:p>114180</text:p>
          </table:table-cell>
          <table:table-cell/>
          <table:table-cell table:style-name="ce21" office:value-type="float" office:value="112558" calcext:value-type="float">
            <text:p>112558</text:p>
          </table:table-cell>
          <table:table-cell office:value-type="float" office:value="1.42" calcext:value-type="float">
            <text:p>1,42</text:p>
          </table:table-cell>
          <table:table-cell table:style-name="ce21" office:value-type="float" office:value="1.51" calcext:value-type="float">
            <text:p>1,51</text:p>
          </table:table-cell>
          <table:table-cell office:value-type="float" office:value="112777" calcext:value-type="float">
            <text:p>112777</text:p>
          </table:table-cell>
          <table:table-cell table:style-name="ce24" office:value-type="float" office:value="1.23" calcext:value-type="float">
            <text:p>1,23</text:p>
          </table:table-cell>
          <table:table-cell table:style-name="ce21" office:value-type="float" office:value="1.29" calcext:value-type="float">
            <text:p>1,29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6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52" calcext:value-type="float">
            <text:p>114252</text:p>
          </table:table-cell>
          <table:table-cell/>
          <table:table-cell table:style-name="ce21" office:value-type="float" office:value="112355" calcext:value-type="float">
            <text:p>112355</text:p>
          </table:table-cell>
          <table:table-cell office:value-type="float" office:value="1.66" calcext:value-type="float">
            <text:p>1,66</text:p>
          </table:table-cell>
          <table:table-cell table:style-name="ce21" office:value-type="float" office:value="1.46" calcext:value-type="float">
            <text:p>1,46</text:p>
          </table:table-cell>
          <table:table-cell office:value-type="float" office:value="112832" calcext:value-type="float">
            <text:p>112832</text:p>
          </table:table-cell>
          <table:table-cell table:style-name="ce24" office:value-type="float" office:value="1.24" calcext:value-type="float">
            <text:p>1,24</text:p>
          </table:table-cell>
          <table:table-cell table:style-name="ce21" office:value-type="float" office:value="1.4" calcext:value-type="float">
            <text:p>1,4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7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13" calcext:value-type="float">
            <text:p>114213</text:p>
          </table:table-cell>
          <table:table-cell/>
          <table:table-cell table:style-name="ce21" office:value-type="float" office:value="112453" calcext:value-type="float">
            <text:p>112453</text:p>
          </table:table-cell>
          <table:table-cell office:value-type="float" office:value="1.54" calcext:value-type="float">
            <text:p>1,54</text:p>
          </table:table-cell>
          <table:table-cell table:style-name="ce21" office:value-type="float" office:value="1.55" calcext:value-type="float">
            <text:p>1,55</text:p>
          </table:table-cell>
          <table:table-cell office:value-type="float" office:value="112534" calcext:value-type="float">
            <text:p>112534</text:p>
          </table:table-cell>
          <table:table-cell table:style-name="ce24" office:value-type="float" office:value="1.47" calcext:value-type="float">
            <text:p>1,47</text:p>
          </table:table-cell>
          <table:table-cell table:style-name="ce21" office:value-type="float" office:value="1.39" calcext:value-type="float">
            <text:p>1,39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8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378" calcext:value-type="float">
            <text:p>114378</text:p>
          </table:table-cell>
          <table:table-cell/>
          <table:table-cell table:style-name="ce21" office:value-type="float" office:value="112495" calcext:value-type="float">
            <text:p>112495</text:p>
          </table:table-cell>
          <table:table-cell office:value-type="float" office:value="1.65" calcext:value-type="float">
            <text:p>1,65</text:p>
          </table:table-cell>
          <table:table-cell table:style-name="ce21" office:value-type="float" office:value="1.43" calcext:value-type="float">
            <text:p>1,43</text:p>
          </table:table-cell>
          <table:table-cell office:value-type="float" office:value="112830" calcext:value-type="float">
            <text:p>112830</text:p>
          </table:table-cell>
          <table:table-cell table:style-name="ce24" office:value-type="float" office:value="1.35" calcext:value-type="float">
            <text:p>1,35</text:p>
          </table:table-cell>
          <table:table-cell table:style-name="ce21" office:value-type="float" office:value="1.28" calcext:value-type="float">
            <text:p>1,28</text:p>
          </table:table-cell>
          <table:table-cell table:style-name="ce21"/>
          <table:table-cell table:style-name="ce27"/>
          <table:table-cell table:number-columns-repeated="3"/>
        </table:table-row>
        <table:table-row table:style-name="ro1">
          <table:table-cell table:style-name="ce4" office:value-type="string" calcext:value-type="string">
            <text:p>MDG-a_39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01" calcext:value-type="float">
            <text:p>114201</text:p>
          </table:table-cell>
          <table:table-cell/>
          <table:table-cell table:style-name="ce21" office:value-type="float" office:value="112283" calcext:value-type="float">
            <text:p>112283</text:p>
          </table:table-cell>
          <table:table-cell office:value-type="float" office:value="1.68" calcext:value-type="float">
            <text:p>1,68</text:p>
          </table:table-cell>
          <table:table-cell table:style-name="ce21" office:value-type="float" office:value="1.34" calcext:value-type="float">
            <text:p>1,34</text:p>
          </table:table-cell>
          <table:table-cell office:value-type="float" office:value="112789" calcext:value-type="float">
            <text:p>112789</text:p>
          </table:table-cell>
          <table:table-cell table:style-name="ce24" office:value-type="float" office:value="1.24" calcext:value-type="float">
            <text:p>1,24</text:p>
          </table:table-cell>
          <table:table-cell table:style-name="ce21" office:value-type="float" office:value="1.28" calcext:value-type="float">
            <text:p>1,28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MDG-a_40_n2000_m2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91" calcext:value-type="float">
            <text:p>114191</text:p>
          </table:table-cell>
          <table:table-cell/>
          <table:table-cell table:style-name="ce21" office:value-type="float" office:value="112709" calcext:value-type="float">
            <text:p>112709</text:p>
          </table:table-cell>
          <table:table-cell office:value-type="float" office:value="1.3" calcext:value-type="float">
            <text:p>1,3</text:p>
          </table:table-cell>
          <table:table-cell table:style-name="ce21" office:value-type="float" office:value="1.42" calcext:value-type="float">
            <text:p>1,42</text:p>
          </table:table-cell>
          <table:table-cell office:value-type="float" office:value="113149" calcext:value-type="float">
            <text:p>113149</text:p>
          </table:table-cell>
          <table:table-cell table:style-name="ce24" office:value-type="float" office:value="0.91" calcext:value-type="float">
            <text:p>0,91</text:p>
          </table:table-cell>
          <table:table-cell table:style-name="ce21" office:value-type="float" office:value="1.28" calcext:value-type="float">
            <text:p>1,28</text:p>
          </table:table-cell>
          <table:table-cell/>
          <table:table-cell table:style-name="ce26"/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26"/>
          <table:table-cell table:number-columns-repeated="6"/>
        </table:table-row>
        <table:table-row table:style-name="ro3" table:number-rows-repeated="4">
          <table:table-cell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4" table:number-rows-repeated="10">
          <table:table-cell/>
          <table:table-cell table:style-name="ce24"/>
          <table:table-cell/>
          <table:table-cell table:style-name="ce24"/>
          <table:table-cell/>
          <table:table-cell table:style-name="ce21" table:number-columns-repeated="2"/>
          <table:table-cell table:number-columns-repeated="9"/>
        </table:table-row>
        <table:table-row table:style-name="ro4">
          <table:table-cell/>
          <table:table-cell table:style-name="ce21" table:number-columns-repeated="2"/>
          <table:table-cell table:style-name="ce24"/>
          <table:table-cell/>
          <table:table-cell table:style-name="ce21" table:number-columns-repeated="2"/>
          <table:table-cell table:number-columns-repeated="9"/>
        </table:table-row>
        <table:table-row table:style-name="ro4" table:number-rows-repeated="9">
          <table:table-cell/>
          <table:table-cell table:style-name="ce21" table:number-columns-repeated="3"/>
          <table:table-cell/>
          <table:table-cell table:style-name="ce24"/>
          <table:table-cell table:style-name="ce21"/>
          <table:table-cell table:number-columns-repeated="9"/>
        </table:table-row>
        <table:table-row table:style-name="ro4">
          <table:table-cell/>
          <table:table-cell table:style-name="ce21"/>
          <table:table-cell/>
          <table:table-cell table:style-name="ce21"/>
          <table:table-cell/>
          <table:table-cell table:style-name="ce24"/>
          <table:table-cell table:style-name="ce21"/>
          <table:table-cell table:number-columns-repeated="9"/>
        </table:table-row>
        <table:table-row table:style-name="ro3" table:number-rows-repeated="4">
          <table:table-cell/>
          <table:table-cell table:style-name="ce24"/>
          <table:table-cell table:number-columns-repeated="14"/>
        </table:table-row>
        <table:table-row table:style-name="ro4" table:number-rows-repeated="5">
          <table:table-cell/>
          <table:table-cell table:style-name="ce24"/>
          <table:table-cell table:number-columns-repeated="6"/>
          <table:table-cell table:style-name="ce21"/>
          <table:table-cell table:number-columns-repeated="7"/>
        </table:table-row>
        <table:table-row table:style-name="ro4">
          <table:table-cell/>
          <table:table-cell table:style-name="ce21"/>
          <table:table-cell table:number-columns-repeated="6"/>
          <table:table-cell table:style-name="ce21"/>
          <table:table-cell table:number-columns-repeated="7"/>
        </table:table-row>
        <table:table-row table:style-name="ro4" table:number-rows-repeated="10">
          <table:table-cell/>
          <table:table-cell table:style-name="ce21"/>
          <table:table-cell table:number-columns-repeated="4"/>
          <table:table-cell table:style-name="Default"/>
          <table:table-cell/>
          <table:table-cell table:style-name="ce21"/>
          <table:table-cell table:number-columns-repeated="7"/>
        </table:table-row>
        <table:table-row table:style-name="ro4" table:number-rows-repeated="13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21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2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5" loext:min-decimal-places="5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1:09:20.8481411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21:16:44.343128164</meta:creation-date>
    <meta:editing-duration>PT3H35M3S</meta:editing-duration>
    <meta:editing-cycles>18</meta:editing-cycles>
    <meta:generator>LibreOffice/6.3.4.2$Linux_X86_64 LibreOffice_project/30$Build-2</meta:generator>
    <dc:date>2020-03-20T01:16:51.215132847</dc:date>
    <meta:document-statistic meta:table-count="1" meta:cell-count="321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2cm" svg:y="0.316cm" chart:style-name="ch2">
          <text:p>GKD-c</text:p>
        </chart:title>
        <chart:legend chart:legend-position="end" svg:x="12.46cm" svg:y="3.703cm" style:legend-expansion="high" chart:style-name="ch3"/>
        <chart:plot-area chart:style-name="ch4" table:cell-range-address="Hoja1.D4:Hoja1.D13 Hoja1.F4:Hoja1.F13 Hoja1.I4:Hoja1.I13" chart:data-source-has-labels="row" svg:x="1.331cm" svg:y="1.275cm" svg:width="10.809cm" svg:height="6.564cm">
          <chartooo:coordinate-region svg:x="2.508cm" svg:y="1.474cm" svg:width="9.445cm" svg:height="5.718cm"/>
          <chart:axis chart:dimension="x" chart:name="primary-x" chart:style-name="ch5">
            <chart:title svg:x="6.096cm" svg:y="8.019cm" chart:style-name="ch6">
              <text:p>Muestra</text:p>
            </chart:title>
          </chart:axis>
          <chart:axis chart:dimension="y" chart:name="primary-y" chart:style-name="ch5">
            <chart:title svg:x="0.451cm" svg:y="5.739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D4:Hoja1.D13" loext:label-string="mejor" chart:class="chart:line">
            <chart:data-point chart:repeated="10"/>
          </chart:series>
          <chart:series chart:style-name="ch10" chart:values-cell-range-address="Hoja1.F4:Hoja1.F13" loext:label-string="greedy" chart:class="chart:line">
            <chart:data-point chart:repeated="10"/>
          </chart:series>
          <chart:series chart:style-name="ch11" chart:values-cell-range-address="Hoja1.I4:Hoja1.I13" loext:label-string="busquedalocal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</text:p>
              </table:table-cell>
              <table:table-cell office:value-type="string">
                <text:p>greedy</text:p>
              </table:table-cell>
              <table:table-cell office:value-type="string">
                <text:p>busqueda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87.12891">
                <text:p>19587.12891</text:p>
                <draw:g>
                  <svg:desc>Hoja1.D4:Hoja1.D13</svg:desc>
                </draw:g>
              </table:table-cell>
              <table:table-cell office:value-type="float" office:value="19583.9">
                <text:p>19583.9</text:p>
                <draw:g>
                  <svg:desc>Hoja1.F4:Hoja1.F13</svg:desc>
                </draw:g>
              </table:table-cell>
              <table:table-cell office:value-type="float" office:value="19579">
                <text:p>19579</text:p>
                <draw:g>
                  <svg:desc>Hoja1.I4:Hoja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60.23633">
                <text:p>19360.23633</text:p>
              </table:table-cell>
              <table:table-cell office:value-type="float" office:value="19349.2">
                <text:p>19349.2</text:p>
              </table:table-cell>
              <table:table-cell office:value-type="float" office:value="19355.6">
                <text:p>1935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6.69922">
                <text:p>19366.69922</text:p>
              </table:table-cell>
              <table:table-cell office:value-type="float" office:value="19348.8">
                <text:p>19348.8</text:p>
              </table:table-cell>
              <table:table-cell office:value-type="float" office:value="19359.7">
                <text:p>1935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8.56641">
                <text:p>19458.56641</text:p>
              </table:table-cell>
              <table:table-cell office:value-type="float" office:value="19458.4">
                <text:p>19458.4</text:p>
              </table:table-cell>
              <table:table-cell office:value-type="float" office:value="19458.5">
                <text:p>1945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22.15039">
                <text:p>19422.15039</text:p>
              </table:table-cell>
              <table:table-cell office:value-type="float" office:value="19429.3">
                <text:p>19429.3</text:p>
              </table:table-cell>
              <table:table-cell office:value-type="float" office:value="19415.9">
                <text:p>1941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80.20898">
                <text:p>19680.20898</text:p>
              </table:table-cell>
              <table:table-cell office:value-type="float" office:value="19677.3">
                <text:p>19677.3</text:p>
              </table:table-cell>
              <table:table-cell office:value-type="float" office:value="19677.4">
                <text:p>1967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31.38867">
                <text:p>19331.38867</text:p>
              </table:table-cell>
              <table:table-cell office:value-type="float" office:value="19331.4">
                <text:p>19331.4</text:p>
              </table:table-cell>
              <table:table-cell office:value-type="float" office:value="19326">
                <text:p>19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461.39453">
                <text:p>19461.39453</text:p>
              </table:table-cell>
              <table:table-cell office:value-type="float" office:value="19461.4">
                <text:p>19461.4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77.32813">
                <text:p>19477.32813</text:p>
              </table:table-cell>
              <table:table-cell office:value-type="float" office:value="19472.8">
                <text:p>19472.8</text:p>
              </table:table-cell>
              <table:table-cell office:value-type="float" office:value="19477.3">
                <text:p>1947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04.84375">
                <text:p>19604.84375</text:p>
              </table:table-cell>
              <table:table-cell office:value-type="float" office:value="19604.8">
                <text:p>19604.8</text:p>
              </table:table-cell>
              <table:table-cell office:value-type="float" office:value="19596.2">
                <text:p>1959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b</text:p>
        </chart:title>
        <chart:legend chart:legend-position="end" svg:x="12.46cm" svg:y="3.703cm" style:legend-expansion="high" chart:style-name="ch3"/>
        <chart:plot-area chart:style-name="ch4" table:cell-range-address="Hoja1.D14:Hoja1.D23 Hoja1.F14:Hoja1.F23 Hoja1.I14:Hoja1.I23" chart:data-source-has-labels="row" svg:x="1.331cm" svg:y="1.275cm" svg:width="10.809cm" svg:height="6.564cm">
          <chartooo:coordinate-region svg:x="2.693cm" svg:y="1.474cm" svg:width="9.261cm" svg:height="5.718cm"/>
          <chart:axis chart:dimension="x" chart:name="primary-x" chart:style-name="ch5">
            <chart:title svg:x="6.096cm" svg:y="8.019cm" chart:style-name="ch6">
              <text:p>Muestra</text:p>
            </chart:title>
          </chart:axis>
          <chart:axis chart:dimension="y" chart:name="primary-y" chart:style-name="ch5">
            <chart:title svg:x="0.451cm" svg:y="5.739cm" chart:style-name="ch7">
              <text:p>Coste Obtenido</text:p>
            </chart:title>
            <chart:grid chart:style-name="ch8" chart:class="major"/>
          </chart:axis>
          <chart:series chart:style-name="ch9" chart:values-cell-range-address="Hoja1.D14:Hoja1.D23" loext:label-string="mejorcoste" chart:class="chart:line">
            <chart:data-point chart:repeated="10"/>
          </chart:series>
          <chart:series chart:style-name="ch10" chart:values-cell-range-address="Hoja1.F14:Hoja1.F23" loext:label-string="greedy" chart:class="chart:line">
            <chart:data-point chart:repeated="10"/>
          </chart:series>
          <chart:series chart:style-name="ch11" chart:values-cell-range-address="Hoja1.I14:Hoja1.I23" loext:label-string="busquedalocal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coste</text:p>
              </table:table-cell>
              <table:table-cell office:value-type="string">
                <text:p>greedy</text:p>
              </table:table-cell>
              <table:table-cell office:value-type="string">
                <text:p>busqueda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8030.625">
                <text:p>778030.625</text:p>
                <draw:g>
                  <svg:desc>Hoja1.D14:Hoja1.D23</svg:desc>
                </draw:g>
              </table:table-cell>
              <table:table-cell office:value-type="float" office:value="754035">
                <text:p>754035</text:p>
                <draw:g>
                  <svg:desc>Hoja1.F14:Hoja1.F23</svg:desc>
                </draw:g>
              </table:table-cell>
              <table:table-cell office:value-type="float" office:value="754287">
                <text:p>754287</text:p>
                <draw:g>
                  <svg:desc>Hoja1.I14:Hoja1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9963.6875">
                <text:p>779963.6875</text:p>
              </table:table-cell>
              <table:table-cell office:value-type="float" office:value="759843">
                <text:p>759843</text:p>
              </table:table-cell>
              <table:table-cell office:value-type="float" office:value="771778">
                <text:p>77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768.4375">
                <text:p>776768.4375</text:p>
              </table:table-cell>
              <table:table-cell office:value-type="float" office:value="757355">
                <text:p>757355</text:p>
              </table:table-cell>
              <table:table-cell office:value-type="float" office:value="760587">
                <text:p>760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5394.625">
                <text:p>775394.625</text:p>
              </table:table-cell>
              <table:table-cell office:value-type="float" office:value="763216">
                <text:p>763216</text:p>
              </table:table-cell>
              <table:table-cell office:value-type="float" office:value="765833">
                <text:p>765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611.0625">
                <text:p>775611.0625</text:p>
              </table:table-cell>
              <table:table-cell office:value-type="float" office:value="753857">
                <text:p>753857</text:p>
              </table:table-cell>
              <table:table-cell office:value-type="float" office:value="753444">
                <text:p>753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153.6875">
                <text:p>775153.6875</text:p>
              </table:table-cell>
              <table:table-cell office:value-type="float" office:value="756626">
                <text:p>756626</text:p>
              </table:table-cell>
              <table:table-cell office:value-type="float" office:value="758023">
                <text:p>758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232.875">
                <text:p>777232.875</text:p>
              </table:table-cell>
              <table:table-cell office:value-type="float" office:value="757362">
                <text:p>757362</text:p>
              </table:table-cell>
              <table:table-cell office:value-type="float" office:value="756698">
                <text:p>756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168.75">
                <text:p>779168.75</text:p>
              </table:table-cell>
              <table:table-cell office:value-type="float" office:value="759994">
                <text:p>759994</text:p>
              </table:table-cell>
              <table:table-cell office:value-type="float" office:value="764679">
                <text:p>764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4802.1875">
                <text:p>774802.1875</text:p>
              </table:table-cell>
              <table:table-cell office:value-type="float" office:value="754166">
                <text:p>754166</text:p>
              </table:table-cell>
              <table:table-cell office:value-type="float" office:value="763851">
                <text:p>763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4961.3125">
                <text:p>774961.3125</text:p>
              </table:table-cell>
              <table:table-cell office:value-type="float" office:value="753517">
                <text:p>753517</text:p>
              </table:table-cell>
              <table:table-cell office:value-type="float" office:value="767725">
                <text:p>767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02cm" svg:y="0.316cm" chart:style-name="ch2">
          <text:p>MDG-a</text:p>
        </chart:title>
        <chart:legend chart:legend-position="end" svg:x="12.46cm" svg:y="3.703cm" style:legend-expansion="high" chart:style-name="ch3"/>
        <chart:plot-area chart:style-name="ch4" table:cell-range-address="Hoja1.D24:Hoja1.D33 Hoja1.F24:Hoja1.F33 Hoja1.I24:Hoja1.I33" chart:data-source-has-labels="row" svg:x="0.32cm" svg:y="1.275cm" svg:width="11.82cm" svg:height="7.545cm">
          <chartooo:coordinate-region svg:x="1.682cm" svg:y="1.474cm" svg:width="10.271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D24:Hoja1.D33" loext:label-string="mejorcoste" chart:class="chart:line">
            <chart:data-point chart:repeated="10"/>
          </chart:series>
          <chart:series chart:style-name="ch8" chart:values-cell-range-address="Hoja1.F24:Hoja1.F33" loext:label-string="greedy" chart:class="chart:line">
            <chart:data-point chart:repeated="10"/>
          </chart:series>
          <chart:series chart:style-name="ch9" chart:values-cell-range-address="Hoja1.I24:Hoja1.I33" loext:label-string="busquedalocal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coste</text:p>
              </table:table-cell>
              <table:table-cell office:value-type="string">
                <text:p>greedy</text:p>
              </table:table-cell>
              <table:table-cell office:value-type="string">
                <text:p>busqueda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139">
                <text:p>114139</text:p>
                <draw:g>
                  <svg:desc>Hoja1.D24:Hoja1.D33</svg:desc>
                </draw:g>
              </table:table-cell>
              <table:table-cell office:value-type="float" office:value="112505">
                <text:p>112505</text:p>
                <draw:g>
                  <svg:desc>Hoja1.F24:Hoja1.F33</svg:desc>
                </draw:g>
              </table:table-cell>
              <table:table-cell office:value-type="float" office:value="112980">
                <text:p>112980</text:p>
                <draw:g>
                  <svg:desc>Hoja1.I24:Hoja1.I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092">
                <text:p>114092</text:p>
              </table:table-cell>
              <table:table-cell office:value-type="float" office:value="112425">
                <text:p>112425</text:p>
              </table:table-cell>
              <table:table-cell office:value-type="float" office:value="112882">
                <text:p>112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124">
                <text:p>114124</text:p>
              </table:table-cell>
              <table:table-cell office:value-type="float" office:value="112375">
                <text:p>112375</text:p>
              </table:table-cell>
              <table:table-cell office:value-type="float" office:value="112094">
                <text:p>112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4203">
                <text:p>114203</text:p>
              </table:table-cell>
              <table:table-cell office:value-type="float" office:value="112262">
                <text:p>112262</text:p>
              </table:table-cell>
              <table:table-cell office:value-type="float" office:value="112728">
                <text:p>11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180">
                <text:p>114180</text:p>
              </table:table-cell>
              <table:table-cell office:value-type="float" office:value="112558">
                <text:p>112558</text:p>
              </table:table-cell>
              <table:table-cell office:value-type="float" office:value="112777">
                <text:p>11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252">
                <text:p>114252</text:p>
              </table:table-cell>
              <table:table-cell office:value-type="float" office:value="112355">
                <text:p>112355</text:p>
              </table:table-cell>
              <table:table-cell office:value-type="float" office:value="112832">
                <text:p>112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213">
                <text:p>114213</text:p>
              </table:table-cell>
              <table:table-cell office:value-type="float" office:value="112453">
                <text:p>112453</text:p>
              </table:table-cell>
              <table:table-cell office:value-type="float" office:value="112534">
                <text:p>112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4378">
                <text:p>114378</text:p>
              </table:table-cell>
              <table:table-cell office:value-type="float" office:value="112495">
                <text:p>112495</text:p>
              </table:table-cell>
              <table:table-cell office:value-type="float" office:value="112830">
                <text:p>11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201">
                <text:p>114201</text:p>
              </table:table-cell>
              <table:table-cell office:value-type="float" office:value="112283">
                <text:p>112283</text:p>
              </table:table-cell>
              <table:table-cell office:value-type="float" office:value="112789">
                <text:p>112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191">
                <text:p>114191</text:p>
              </table:table-cell>
              <table:table-cell office:value-type="float" office:value="112709">
                <text:p>112709</text:p>
              </table:table-cell>
              <table:table-cell office:value-type="float" office:value="113149">
                <text:p>113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Desviación</text:p>
        </chart:title>
        <chart:legend chart:legend-position="end" svg:x="12.46cm" svg:y="3.952cm" style:legend-expansion="high" chart:style-name="ch3"/>
        <chart:plot-area chart:style-name="ch4" table:cell-range-address="Hoja1.G4:Hoja1.G33 Hoja1.J4:Hoja1.J33" chart:data-source-has-labels="row" svg:x="1.331cm" svg:y="1.275cm" svg:width="10.809cm" svg:height="6.564cm">
          <chartooo:coordinate-region svg:x="2.058cm" svg:y="1.474cm" svg:width="10.082cm" svg:height="5.573cm"/>
          <chart:axis chart:dimension="x" chart:name="primary-x" chart:style-name="ch5">
            <chart:title svg:x="6.096cm" svg:y="8.019cm" chart:style-name="ch6">
              <text:p>Muestra</text:p>
            </chart:title>
          </chart:axis>
          <chart:axis chart:dimension="y" chart:name="primary-y" chart:style-name="ch5">
            <chart:title svg:x="0.451cm" svg:y="5.421cm" chart:style-name="ch7">
              <text:p>Desviación</text:p>
            </chart:title>
            <chart:grid chart:style-name="ch8" chart:class="major"/>
          </chart:axis>
          <chart:series chart:style-name="ch9" chart:values-cell-range-address="Hoja1.G4:Hoja1.G33" loext:label-string="greedy" chart:class="chart:line">
            <chart:data-point chart:repeated="30"/>
          </chart:series>
          <chart:series chart:style-name="ch10" chart:values-cell-range-address="Hoja1.J4:Hoja1.J33" loext:label-string="busquedalocal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</table:table-cell>
              <table:table-cell office:value-type="string">
                <text:p>busquedaloc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Hoja1.G4:Hoja1.G33</svg:desc>
                </draw:g>
              </table:table-cell>
              <table:table-cell office:value-type="float" office:value="0.04">
                <text:p>0.04</text:p>
                <draw:g>
                  <svg:desc>Hoja1.J4:Hoja1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8">
                <text:p>3.0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8">
                <text:p>2.5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7">
                <text:p>1.5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9">
                <text:p>2.3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6">
                <text:p>2.5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6">
                <text:p>2.4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">
                <text:p>2.6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7">
                <text:p>2.7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">
                <text:p>1.4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6">
                <text:p>1.4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">
                <text:p>1.5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">
                <text:p>1.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">
                <text:p>1.4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6">
                <text:p>1.6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4">
                <text:p>1.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">
                <text:p>1.6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">
                <text:p>1.6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